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tiff" manifest:full-path="Pictures/10000000000001640000022190A4394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yled_20_Object_20_with_20_arrow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yled_20_Object_20_with_20_arrow">
      <style:graphic-properties draw:marker-start="" draw:textarea-horizontal-align="center" draw:textarea-vertical-align="middle"/>
    </style:style>
    <style:style style:name="gr5" style:family="graphic" style:parent-style-name="Styled_20_Object_20_with_20_arrow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2.558cm" svg:height="19.225cm" svg:x="4.317cm" svg:y="1cm">
          <draw:image xlink:href="Pictures/10000000000001640000022190A4394B.tif" xlink:type="simple" xlink:show="embed" xlink:actuate="onLoad">
            <text:p/>
          </draw:image>
        </draw:frame>
        <draw:custom-shape draw:style-name="gr2" draw:text-style-name="P1" draw:layer="layout" svg:width="4.445cm" svg:height="1.905cm" svg:x="3.539cm" svg:y="2.905cm">
          <text:p text:style-name="P1">Back 1 cue /</text:p>
          <text:p text:style-name="P1">Rewind</text:p>
          <draw:enhanced-geometry svg:viewBox="0 0 21600 21600" draw:mirror-horizontal="true" draw:mirror-vertical="false" draw:type="line-callout-1" draw:modifiers="-5504.45344129555 35357.8174186779 -1209.71659919028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985cm" svg:height="1.905cm" svg:x="13.7cm" svg:y="2.905cm">
          <text:p text:style-name="P1">Forward 1 cue /</text:p>
          <text:p text:style-name="P1">Fast forward</text:p>
          <draw:enhanced-geometry svg:viewBox="0 0 21600 21600" draw:mirror-horizontal="false" draw:type="line-callout-1" draw:modifiers="-6970.39711191336 34439.8740818468 -1078.70036101083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3.175cm" svg:height="1.905cm" svg:x="17.415cm" svg:y="5.445cm">
          <text:p text:style-name="P1">Volume </text:p>
          <text:p text:style-name="P1">down</text:p>
          <draw:enhanced-geometry svg:viewBox="0 0 21600 21600" draw:mirror-horizontal="false" draw:type="line-callout-1" draw:modifiers="-11718.1360201511 11570.6190975866 -1693.45088161209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3.175cm" svg:height="1.905cm" svg:x="17.51cm" svg:y="8.62cm">
          <text:p text:style-name="P1">Volume </text:p>
          <text:p text:style-name="P1">up</text:p>
          <draw:enhanced-geometry svg:viewBox="0 0 21600 21600" draw:mirror-horizontal="false" draw:type="line-callout-1" draw:modifiers="-13302.7707808564 8182.16159496327 -1693.45088161209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3.175cm" svg:height="1.905cm" svg:x="13.912cm" svg:y="19.169cm">
          <text:p text:style-name="P1">Return</text:p>
          <text:p text:style-name="P1">to cue</text:p>
          <draw:enhanced-geometry svg:viewBox="0 0 21600 21600" draw:mirror-horizontal="false" draw:type="line-callout-1" draw:modifiers="-13139.5465994962 -14426.4428121721 -1693.45088161209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3.175cm" svg:height="1.905cm" svg:x="17.51cm" svg:y="13.7cm">
          <text:p text:style-name="P1">Pause /</text:p>
          <text:p text:style-name="P1">Continue</text:p>
          <draw:enhanced-geometry svg:viewBox="0 0 21600 21600" draw:mirror-horizontal="false" draw:type="line-callout-1" draw:modifiers="-12493.4508816121 10358.0272822665 -1693.45088161209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3" draw:text-style-name="P1" draw:layer="layout" draw:type="curve" svg:x1="16.875cm" svg:y1="10.612cm" svg:x2="16.875cm" svg:y2="10.612cm" draw:start-shape="id1" draw:end-shape="id1" svg:d="m16875 10612">
          <text:p/>
        </draw:connector>
        <draw:path draw:style-name="gr4" draw:text-style-name="P1" draw:layer="layout" svg:width="8.455cm" svg:height="10.773cm" svg:x="4.869cm" svg:y="7.905cm" svg:viewBox="0 0 8456 10774" svg:d="m260 399c433 0 869 0 1303 0 474 0 950-10 1424 0 437 9 877-25 1303-122 439-100 881-231 1343-204 460 27 923 25 1384 0 412-23 869-174 1221 41 419 255 100 922 122 1384 21 433-9 868 0 1302 10 463-50 925-122 1384-67 430-197 846-122 1303 66 400-14 814 0 1221s314 881 82 1221c-302 443-818-177-1303-40-396 112-974-229-1221 162-219 347-35 814-41 1222-6 419 217 901 0 1261-263 436-920 140-1384 163-433 21-871-39-1302 0-425 38-806-131-1222-122-447 9-917 135-1343 0-564-179-266-859-285-1302-22-516 29-1030-40-1547-66-498-7-1004-41-1506-36-541 0-1087 0-1629 0-529 0-1059 0-1587 0-488 0-977 0-1465v-448-489-244">
          <text:p/>
        </draw:path>
        <draw:custom-shape draw:style-name="gr5" draw:text-style-name="P1" draw:layer="layout" svg:width="6.35cm" svg:height="3.81cm" svg:x="6.08cm" svg:y="9.89cm">
          <text:p text:style-name="P1">Numbers:</text:p>
          <text:p text:style-name="P1">Type a shortcut, </text:p>
          <text:p text:style-name="P1">terminate with </text:p>
          <text:p text:style-name="P1">E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width="0.152cm" svg:stroke-color="#ff950e" draw:marker-start-width="0.432cm" draw:marker-end-width="0.432cm" draw:fill="none" draw:fill-gradient-name="Gradient_20_7" draw:fill-hatch-name="Hatch_20_1" draw:fill-image-name="Bitmape_20_1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color="#ff950e" draw:fill-gradient-name="Linear_20_yellow_2f_brown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2T01:25:25.28</meta:creation-date>
    <dc:date>2011-02-13T00:55:20.07</dc:date>
    <meta:editing-duration>PT3H54M24S</meta:editing-duration>
    <meta:editing-cycles>8</meta:editing-cycles>
    <meta:generator>LibreOffice/3.3$Win32 LibreOffice_project/330m19$Build-6</meta:generator>
    <meta:document-statistic meta:object-count="10"/>
  </office:meta>
</office:document-meta>
</file>